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paragraph-rsid="4a356b10"/>
    </style:style>
    <style:style style:name="P3" style:family="paragraph" style:parent-style-name="Text_20_body">
      <style:text-properties officeooo:paragraph-rsid="4a6f64b4"/>
    </style:style>
    <style:style style:name="P4" style:family="paragraph" style:parent-style-name="Property_20_Header">
      <style:text-properties officeooo:paragraph-rsid="4a960bed"/>
    </style:style>
    <style:style style:name="P5" style:family="paragraph" style:parent-style-name="Property_20_level_20_1">
      <style:text-properties officeooo:paragraph-rsid="4a8e3147"/>
    </style:style>
    <style:style style:name="P6" style:family="paragraph" style:parent-style-name="Property_20_level_20_1">
      <style:paragraph-properties fo:margin-left="1.251cm" fo:margin-right="0cm" fo:text-indent="-0.4cm" style:auto-text-indent="false"/>
    </style:style>
    <style:style style:name="P7" style:family="paragraph" style:parent-style-name="Standalone_20_Property">
      <style:text-properties officeooo:paragraph-rsid="4aaa6e41"/>
    </style:style>
    <style:style style:name="P8" style:family="paragraph" style:parent-style-name="Example_20_Header">
      <style:text-properties officeooo:paragraph-rsid="4aaad5b2"/>
    </style:style>
    <style:style style:name="P9" style:family="paragraph" style:parent-style-name="Heading_20_2" style:master-page-name="Standard">
      <style:paragraph-properties style:page-number="auto"/>
      <style:text-properties officeooo:paragraph-rsid="4aaad5b2"/>
    </style:style>
    <style:style style:name="P10" style:family="paragraph" style:parent-style-name="Property_20_Header">
      <style:text-properties officeooo:paragraph-rsid="4aaad5b2"/>
    </style:style>
    <style:style style:name="P11" style:family="paragraph" style:parent-style-name="Property_20_level_20_0">
      <style:text-properties officeooo:paragraph-rsid="4aaad5b2"/>
    </style:style>
    <style:style style:name="P12" style:family="paragraph" style:parent-style-name="Property_20_level_20_1">
      <style:text-properties officeooo:paragraph-rsid="4aaad5b2"/>
    </style:style>
    <style:style style:name="P13" style:family="paragraph" style:parent-style-name="Property_20_level_20_1">
      <style:paragraph-properties fo:margin-left="1.251cm" fo:margin-right="0cm" fo:text-indent="-0.4cm" style:auto-text-indent="false"/>
      <style:text-properties officeooo:paragraph-rsid="4aaad5b2"/>
    </style:style>
    <style:style style:name="P14" style:family="paragraph" style:parent-style-name="Standalone_20_Property" style:list-style-name="L1">
      <style:text-properties officeooo:paragraph-rsid="4aaa6e41"/>
    </style:style>
    <style:style style:name="P15" style:family="paragraph" style:parent-style-name="Standalone_20_Property" style:list-style-name="L4">
      <style:text-properties officeooo:paragraph-rsid="4aaad5b2"/>
    </style:style>
    <style:style style:name="P16" style:family="paragraph" style:parent-style-name="Standalone_20_Property">
      <style:text-properties officeooo:paragraph-rsid="4aaad5b2"/>
    </style:style>
    <style:style style:name="P17" style:family="paragraph" style:parent-style-name="Text_20_body" style:list-style-name="L2">
      <style:text-properties officeooo:paragraph-rsid="4a911b58"/>
    </style:style>
    <style:style style:name="P18" style:family="paragraph" style:parent-style-name="Text_20_body" style:list-style-name="L2">
      <style:text-properties officeooo:paragraph-rsid="4a9388db"/>
    </style:style>
    <style:style style:name="P19" style:family="paragraph" style:parent-style-name="Text_20_body" style:list-style-name="L2">
      <style:text-properties officeooo:paragraph-rsid="4a43b3f3"/>
    </style:style>
    <style:style style:name="P20" style:family="paragraph" style:parent-style-name="Text_20_body" style:list-style-name="L2">
      <style:text-properties officeooo:paragraph-rsid="4a906811"/>
    </style:style>
    <style:style style:name="P21" style:family="paragraph" style:parent-style-name="Text_20_body" style:list-style-name="L2">
      <style:text-properties style:use-window-font-color="true" style:font-name="Georgia" fo:font-size="10pt" fo:letter-spacing="0.004cm" fo:language="cs" fo:country="CZ" fo:font-style="normal" officeooo:rsid="4a40aa54" officeooo:paragraph-rsid="4a911b5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2" style:family="paragraph" style:parent-style-name="Text_20_body" style:list-style-name="L5">
      <style:text-properties style:use-window-font-color="true" style:font-name="Georgia" fo:font-size="10pt" fo:letter-spacing="0.004cm" fo:language="cs" fo:country="CZ" fo:font-style="normal" officeooo:rsid="4a40aa54" officeooo:paragraph-rsid="4aaad5b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3" style:family="paragraph" style:parent-style-name="Text_20_body" style:list-style-name="L5">
      <style:text-properties officeooo:paragraph-rsid="4aaad5b2"/>
    </style:style>
    <style:style style:name="P24" style:family="paragraph" style:parent-style-name="Text_20_body">
      <style:text-properties officeooo:paragraph-rsid="4aaad5b2"/>
    </style:style>
    <style:style style:name="T1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" style:family="text">
      <style:text-properties style:use-window-font-color="true" style:font-name="Georgia" fo:font-size="10pt" fo:letter-spacing="0.004cm" fo:language="cs" fo:country="CZ" fo:font-style="normal" officeooo:rsid="4a013c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4a2f966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a330aa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a309cd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a3351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a356b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3ecd13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3ecf31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3ece54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a37851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3efe6c1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3efbde7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3ed355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3ed08d8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a3a8c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a3d680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a3e82b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a3f02e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a40aa5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a425bb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a43b3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a4c80f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a67f6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a6f22d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a6f96e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4a7edc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4a80ad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a829e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a8f726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a46eee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normal" officeooo:rsid="4a9820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" fo:font-size="10pt" fo:letter-spacing="0.004cm" fo:language="cs" fo:country="CZ" fo:font-style="normal" officeooo:rsid="4a9847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" fo:font-size="10pt" fo:letter-spacing="0.004cm" fo:language="cs" fo:country="CZ" fo:font-style="normal" officeooo:rsid="4a99f97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" fo:font-size="10pt" fo:letter-spacing="0.004cm" fo:language="cs" fo:country="CZ" fo:font-style="normal" officeooo:rsid="4a9c5d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" fo:font-size="10pt" fo:letter-spacing="0.004cm" fo:language="cs" fo:country="CZ" fo:font-style="normal" officeooo:rsid="4a9f47e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" fo:font-size="10pt" fo:letter-spacing="0.004cm" fo:language="cs" fo:country="CZ" fo:font-style="normal" officeooo:rsid="4aa0166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style:use-window-font-color="true" style:font-name="Georgia" fo:font-size="10pt" fo:letter-spacing="0.004cm" fo:language="cs" fo:country="CZ" fo:font-style="normal" officeooo:rsid="4aa0bcc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" fo:font-size="10pt" fo:letter-spacing="0.004cm" fo:language="cs" fo:country="CZ" fo:font-style="normal" officeooo:rsid="4ab26b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font-name="Georgia" fo:font-size="10pt" fo:letter-spacing="0.004cm" fo:language="cs" fo:country="CZ" fo:font-style="normal" officeooo:rsid="4ab591f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font-name="Georgia" fo:font-size="10pt" fo:letter-spacing="0.004cm" fo:language="cs" fo:country="CZ" fo:font-style="normal" officeooo:rsid="4ab6789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font-name="Georgia" fo:font-size="10pt" fo:letter-spacing="0.004cm" fo:language="cs" fo:country="CZ" fo:font-style="normal" officeooo:rsid="4abd291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font-name="Georgia" fo:font-size="10pt" fo:letter-spacing="0.004cm" fo:language="cs" fo:country="CZ" fo:font-style="normal" officeooo:rsid="4ac5797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font-name="Georgia" fo:font-size="10pt" fo:letter-spacing="0.004cm" fo:language="cs" fo:country="CZ" fo:font-style="normal" officeooo:rsid="4aca017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" style:family="text">
      <style:text-properties style:use-window-font-color="true" style:font-name="Georgia" fo:font-size="10pt" fo:letter-spacing="0.004cm" fo:language="cs" fo:country="CZ" fo:font-style="normal" style:text-underline-style="none" fo:font-weight="normal" officeooo:rsid="4a9d17bc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6" style:family="text">
      <style:text-properties style:use-window-font-color="true" style:font-name="Georgia" fo:font-size="10pt" fo:letter-spacing="0.004cm" fo:language="cs" fo:country="CZ" fo:font-style="itali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7" style:family="text">
      <style:text-properties style:use-window-font-color="true" style:font-name="Georgia" fo:font-size="10pt" fo:letter-spacing="0.004cm" fo:language="cs" fo:country="CZ" fo:font-style="italic" officeooo:rsid="3ecd132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8" style:family="text">
      <style:text-properties style:use-window-font-color="true" style:font-name="Georgia" fo:font-size="10pt" fo:letter-spacing="0.004cm" fo:language="cs" fo:country="CZ" fo:font-style="italic" officeooo:rsid="3ed19b7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9" style:family="text">
      <style:text-properties style:use-window-font-color="true" style:font-name="Georgia" fo:font-size="10pt" fo:letter-spacing="0.004cm" fo:language="cs" fo:country="CZ" fo:font-style="italic" officeooo:rsid="3ece54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0" style:family="text">
      <style:text-properties style:use-window-font-color="true" style:font-name="Georgia" fo:font-size="10pt" fo:letter-spacing="0.004cm" fo:language="cs" fo:country="CZ" fo:font-style="italic" officeooo:rsid="4a356b1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1" style:family="text">
      <style:text-properties style:use-window-font-color="true" style:font-name="Georgia" fo:font-size="10pt" fo:letter-spacing="0.004cm" fo:language="cs" fo:country="CZ" fo:font-style="italic" officeooo:rsid="3efbde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2" style:family="text">
      <style:text-properties style:use-window-font-color="true" style:font-name="Georgia" fo:font-size="10pt" fo:letter-spacing="0.004cm" fo:language="cs" fo:country="CZ" fo:font-style="italic" officeooo:rsid="4a013c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3" style:family="text">
      <style:text-properties style:use-window-font-color="true" style:font-name="Georgia" fo:font-size="10pt" fo:letter-spacing="0.004cm" fo:language="cs" fo:country="CZ" fo:font-style="italic" officeooo:rsid="4a6f64b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4" style:family="text">
      <style:text-properties style:use-window-font-color="true" style:font-name="Georgia" fo:font-size="10pt" fo:letter-spacing="0.004cm" fo:language="cs" fo:country="CZ" fo:font-style="italic" officeooo:rsid="3e41a19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5" style:family="text">
      <style:text-properties style:use-window-font-color="true" style:font-name="Georgia" fo:font-size="10pt" fo:letter-spacing="0.004cm" fo:language="cs" fo:country="CZ" fo:font-style="italic" officeooo:rsid="4a8e25f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6" style:family="text">
      <style:text-properties style:use-window-font-color="true" style:font-name="Georgia" fo:font-size="10pt" fo:letter-spacing="0.004cm" fo:language="cs" fo:country="CZ" fo:font-style="italic" officeooo:rsid="4a46eee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7" style:family="text">
      <style:text-properties style:use-window-font-color="true" style:font-name="Georgia" fo:font-size="10pt" fo:letter-spacing="0.004cm" fo:language="cs" fo:country="CZ" fo:font-style="italic" officeooo:rsid="4a94d65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8" style:family="text">
      <style:text-properties style:use-window-font-color="true" style:font-name="Georgia" fo:font-size="10pt" fo:letter-spacing="0.004cm" fo:language="cs" fo:country="CZ" fo:font-style="italic" officeooo:rsid="4a9c5dd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9" style:family="text">
      <style:text-properties style:use-window-font-color="true" style:font-name="Georgia" fo:font-size="10pt" fo:letter-spacing="0.004cm" fo:language="cs" fo:country="CZ" fo:font-style="italic" officeooo:rsid="4a40aa5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0" style:family="text">
      <style:text-properties style:use-window-font-color="true" style:font-name="Georgia" fo:font-size="10pt" fo:letter-spacing="0.004cm" fo:language="cs" fo:country="CZ" fo:font-style="italic" officeooo:rsid="4a99f97d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1" style:family="text">
      <style:text-properties style:use-window-font-color="true" style:font-name="Georgia" fo:font-size="10pt" fo:letter-spacing="0.004cm" fo:language="cs" fo:country="CZ" fo:font-style="italic" officeooo:rsid="4a9d5bb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2" style:family="text">
      <style:text-properties style:use-window-font-color="true" style:font-name="Georgia" fo:font-size="10pt" fo:letter-spacing="0.004cm" fo:language="cs" fo:country="CZ" fo:font-style="italic" officeooo:rsid="4a37851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3" style:family="text">
      <style:text-properties style:use-window-font-color="true" style:font-name="Georgia" fo:font-size="10pt" fo:letter-spacing="0.004cm" fo:language="cs" fo:country="CZ" fo:font-style="italic" officeooo:rsid="4a3d680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4" style:family="text">
      <style:text-properties style:use-window-font-color="true" style:font-name="Georgia" fo:font-size="10pt" fo:letter-spacing="0.004cm" fo:language="cs" fo:country="CZ" fo:font-style="italic" officeooo:rsid="4ab26b2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5" style:family="text">
      <style:text-properties style:use-window-font-color="true" style:font-name="Georgia" fo:font-size="10pt" fo:letter-spacing="0.004cm" fo:language="cs" fo:country="CZ" fo:font-style="italic" officeooo:rsid="4abd291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6" style:family="text">
      <style:text-properties style:use-window-font-color="true" style:font-name="Georgia" fo:font-size="10pt" fo:letter-spacing="0.004cm" fo:language="cs" fo:country="CZ" fo:font-style="italic" officeooo:rsid="4ac5797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7" style:family="text">
      <style:text-properties style:use-window-font-color="true" style:font-name="Georgia" fo:font-size="10pt" fo:letter-spacing="0.004cm" fo:language="cs" fo:country="CZ" fo:font-style="italic" officeooo:rsid="4aca01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8" style:family="text">
      <style:text-properties style:use-window-font-color="true" style:font-name="Georgia" fo:font-size="10pt" fo:letter-spacing="0.004cm" fo:language="cs" fo:country="CZ" fo:font-style="italic" style:text-underline-style="none" fo:font-weight="normal" officeooo:rsid="4a9d17bc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6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9f323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3351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2d7f1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3495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9f9015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43b3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425bb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356b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7db4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87b6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897b2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b6c61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4167e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43b3f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73971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7db48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7d4540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b21ca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officeooo:rsid="4a356b10" style:font-style-asian="italic" style:font-style-complex="italic"/>
    </style:style>
    <style:style style:name="T89" style:family="text">
      <style:text-properties fo:font-style="italic" officeooo:rsid="4a46eee3" style:font-style-asian="italic" style:font-style-complex="italic"/>
    </style:style>
    <style:style style:name="T90" style:family="text">
      <style:text-properties fo:language="cs" fo:country="CZ" style:language-asian="zxx" style:country-asian="none" style:language-complex="ar" style:country-complex="SA"/>
    </style:style>
    <style:style style:name="T91" style:family="text">
      <style:text-properties fo:language="cs" fo:country="CZ" fo:font-style="italic" style:language-asian="zxx" style:country-asian="none" style:font-style-asian="italic" style:language-complex="ar" style:country-complex="SA" style:font-style-complex="italic"/>
    </style:style>
    <style:style style:name="T92" style:family="text">
      <style:text-properties style:text-line-through-style="none" style:text-line-through-type="none" officeooo:rsid="49f9015f"/>
    </style:style>
    <style:style style:name="T93" style:family="text">
      <style:text-properties style:text-line-through-style="none" style:text-line-through-type="none" officeooo:rsid="4a4167eb"/>
    </style:style>
    <style:style style:name="T94" style:family="text">
      <style:text-properties style:text-line-through-style="none" style:text-line-through-type="none" fo:font-style="italic" officeooo:rsid="4a4167eb" style:font-style-asian="italic" style:font-style-complex="italic"/>
    </style:style>
    <style:style style:name="T95" style:family="text">
      <style:text-properties style:text-line-through-style="none" style:text-line-through-type="none" officeooo:rsid="4a356b10"/>
    </style:style>
    <style:style style:name="T96" style:family="text">
      <style:text-properties officeooo:rsid="4a356b10"/>
    </style:style>
    <style:style style:name="T97" style:family="text">
      <style:text-properties fo:font-style="normal" officeooo:rsid="4a425bbf" style:font-style-asian="normal" style:font-style-complex="normal"/>
    </style:style>
    <style:style style:name="T98" style:family="text">
      <style:text-properties fo:font-style="normal" officeooo:rsid="4a43b3f3" style:font-style-asian="normal" style:font-style-complex="normal"/>
    </style:style>
    <style:style style:name="T99" style:family="text">
      <style:text-properties officeooo:rsid="4a425bbf"/>
    </style:style>
    <style:style style:name="T100" style:family="text">
      <style:text-properties officeooo:rsid="4a43b3f3"/>
    </style:style>
    <style:style style:name="T101" style:family="text">
      <style:text-properties fo:color="#c3b346" officeooo:rsid="4a43b3f3"/>
    </style:style>
    <style:style style:name="T102" style:family="text">
      <style:text-properties fo:color="#c3b346" officeooo:rsid="4a94d65b"/>
    </style:style>
    <style:style style:name="T103" style:family="text">
      <style:text-properties fo:color="#c3b346" style:font-name="Georgia" fo:font-size="10pt" fo:letter-spacing="0.004cm" fo:language="cs" fo:country="CZ" fo:font-style="normal" style:text-underline-style="none" fo:font-weight="normal" officeooo:rsid="4a43b3f3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4" style:family="text">
      <style:text-properties officeooo:rsid="4a8e25f2"/>
    </style:style>
    <style:style style:name="T105" style:family="text">
      <style:text-properties fo:color="#8ba60e" style:font-name="Georgia" fo:font-size="10pt" fo:letter-spacing="0.004cm" fo:language="cs" fo:country="CZ" fo:font-style="normal" officeooo:rsid="4a8e51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6" style:family="text">
      <style:text-properties officeooo:rsid="4a46eee3"/>
    </style:style>
    <style:style style:name="T107" style:family="text">
      <style:text-properties officeooo:rsid="4a94d65b"/>
    </style:style>
    <style:style style:name="T108" style:family="text">
      <style:text-properties fo:font-variant="normal" fo:text-transform="none" style:use-window-font-color="true" fo:letter-spacing="normal" fo:font-style="italic" fo:font-weight="bold" style:font-style-asian="italic" style:font-weight-asian="bold" style:font-style-complex="italic" style:font-weight-complex="bold"/>
    </style:style>
    <style:style style:name="T109" style:family="text">
      <style:text-properties fo:font-variant="normal" fo:text-transform="none" style:use-window-font-color="true" style:font-name="Georgia" fo:font-size="10pt" fo:letter-spacing="normal" fo:language="cs" fo:country="CZ" fo:font-style="italic" fo:font-weight="bold" officeooo:rsid="4a356b10" style:letter-kerning="true" style:font-name-asian="Times New Roman" style:font-size-asian="10pt" style:language-asian="zxx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10" style:family="text">
      <style:text-properties fo:font-variant="normal" fo:text-transform="none" style:use-window-font-color="true" style:font-name="Georgia" fo:font-size="10pt" fo:letter-spacing="normal" fo:language="cs" fo:country="CZ" fo:font-style="italic" fo:font-weight="bold" officeooo:rsid="3e41a191" style:letter-kerning="true" style:font-name-asian="Times New Roman" style:font-size-asian="10pt" style:language-asian="zxx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11" style:family="text">
      <style:text-properties fo:font-variant="normal" fo:text-transform="none" style:use-window-font-color="true" style:text-line-through-style="none" style:text-line-through-type="none" style:font-name="Georgia" fo:font-size="10pt" fo:letter-spacing="normal" fo:language="cs" fo:country="CZ" fo:font-style="italic" fo:font-weight="bold" officeooo:rsid="4a4167eb" style:letter-kerning="true" style:font-name-asian="Times New Roman" style:font-size-asian="10pt" style:language-asian="zxx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12" style:family="text">
      <style:text-properties officeooo:rsid="4acbc6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Bazilišek</text:h>
      <text:p text:style-name="P24"><text:span text:style-name="T92">F</text:span><text:span text:style-name="T95">yzička 8, Finesa 6, Duše </text:span><text:span text:style-name="T76">9</text:span><text:span text:style-name="T95">, </text:span><text:span text:style-name="T93">18 životů</text:span></text:p>
      <text:p text:style-name="P11"><text:span text:style-name="T82">Zbroj:</text:span><text:span text:style-name="T74"> 1 (silná kůže)</text:span></text:p>
      <text:p text:style-name="P11"><text:span text:style-name="T82">Rychlost:</text:span><text:span text:style-name="T74"> jako člověk</text:span></text:p>
      <text:p text:style-name="P11"><text:span text:style-name="T84">Smysly:</text:span><text:span text:style-name="T77"> </text:span><text:span text:style-name="T78">slabý zrak (detekuje hlavně pohyb), slabý sluch, výborný čich </text:span><text:span text:style-name="T79">a infravidění</text:span></text:p>
      <text:p text:style-name="P10"><text:span text:style-name="T109">⚔<text:tab/></text:span><text:span text:style-name="T50">P</text:span><text:span text:style-name="T53">ohled</text:span><text:span text:style-name="T88">:</text:span><text:span text:style-name="T96"> </text:span><text:span text:style-name="T7">9</text:span><text:span text:style-name="T96"> + k6 proti Duši (nezraňuje)</text:span></text:p>
      <text:p text:style-name="P12"><text:span text:style-name="T87">Rozsah:</text:span><text:span text:style-name="T90"> 1 cíl ve </text:span><text:span text:style-name="T91">střední vzdálenosti</text:span></text:p>
      <text:p text:style-name="P12"><text:span text:style-name="T87">Účinek:</text:span> paralýza na několik minut (za první úspěch zpomalení, za druhý nevýhoda, za třetí kompletní znehybnění)</text:p>
      <text:p text:style-name="P10"><text:span text:style-name="T110">⚔<text:tab/></text:span><text:span text:style-name="T54">Ž</text:span><text:span text:style-name="T57">íravý</text:span><text:span text:style-name="T87"> dech:</text:span> 6 + k6 proti Finese, <text:span text:style-name="T107">zranění 4kz </text:span><text:span text:style-name="T102">žíravinou</text:span></text:p>
      <text:p text:style-name="P12"><text:span text:style-name="T87">Rozsah:</text:span> všichni v <text:span text:style-name="T87">kontaktní vzdálenosti</text:span> před baziliškem</text:p>
      <text:p text:style-name="P10"><text:span text:style-name="T111">⚔<text:tab/></text:span><text:span text:style-name="T81">Z</text:span><text:span text:style-name="T83">uby</text:span><text:span text:style-name="T94">:</text:span><text:span text:style-name="T93"> 8 + k6, zranění 2</text:span></text:p>
      <text:p text:style-name="P12"><text:span text:style-name="T54">Ú</text:span><text:span text:style-name="T55">činek</text:span><text:span text:style-name="T87">:</text:span> <text:span text:style-name="T104">otrava jedem </text:span>(6 dávek)</text:p>
      <text:p text:style-name="P13"><text:span text:style-name="T51">D</text:span><text:span text:style-name="T47">ruh:</text:span><text:span text:style-name="T8"> </text:span><text:span text:style-name="T9">živočišný</text:span></text:p>
      <text:p text:style-name="P13"><text:span text:style-name="T51">A</text:span><text:span text:style-name="T49">plikace:</text:span><text:span text:style-name="T10"> zraněním</text:span></text:p>
      <text:p text:style-name="P13"><text:span text:style-name="T51">L</text:span><text:span text:style-name="T47">atence:</text:span><text:span text:style-name="T8"> 5 m</text:span><text:span text:style-name="T16">inut</text:span></text:p>
      <text:p text:style-name="P13"><text:span text:style-name="T51">S</text:span><text:span text:style-name="T47">íla</text:span><text:span text:style-name="T48"> jedu</text:span><text:span text:style-name="T47">:</text:span><text:span text:style-name="T8"> </text:span><text:span text:style-name="T12">16</text:span><text:span text:style-name="T9"> </text:span><text:span text:style-name="T13">+ k6 </text:span><text:span text:style-name="T105">jedem</text:span><text:span text:style-name="T13"> </text:span><text:span text:style-name="T24">proti Fyzičce</text:span></text:p>
      <text:p text:style-name="P13"><text:span text:style-name="T51">P</text:span><text:span text:style-name="T52">říznaky:</text:span><text:span text:style-name="T2"> </text:span><text:span text:style-name="T9">mátožnost, žaludeční nevolnost, bolesti břicha, zvracení, zčernání, zahnívání a silné pálení v okolí rány. </text:span><text:span text:style-name="T14">N</text:span><text:span text:style-name="T15">ěkolik minut po zranění z rány začne být cítit hnilobný zápach.</text:span></text:p>
      <text:p text:style-name="P16"><text:span text:style-name="T87">Vzhled:</text:span> <text:span text:style-name="T73">B</text:span><text:span text:style-name="T71">azilišek je </text:span><text:span text:style-name="T72">přes</text:span><text:span text:style-name="T71"> 6 metrů d</text:span><text:span text:style-name="T72">louhý had</text:span><text:span text:style-name="T71">. </text:span><text:span text:style-name="T73">N</text:span><text:span text:style-name="T71">a hlavě má kostěný hřeben připomínající korunu. </text:span><text:span text:style-name="T69">Podobně jako kobra dokáže vztyčit přední část těla, vzhledem ke </text:span><text:span text:style-name="T70">své</text:span><text:span text:style-name="T69"> velikosti se </text:span><text:span text:style-name="T70">pak</text:span><text:span text:style-name="T69"> m</text:span><text:span text:style-name="T70">ůže</text:span><text:span text:style-name="T69"> dívat krollovi do očí.</text:span></text:p>
      <text:p text:style-name="P16"><text:soft-page-break/><text:span text:style-name="T64">Pohyb:</text:span><text:span text:style-name="T39"> </text:span><text:span text:style-name="T40">Bazilišek se plazí jako had. </text:span><text:span text:style-name="T41">Dokáže také šplhat po sloupech, stromech a podobně.</text:span></text:p>
      <text:p text:style-name="P16"><text:span text:style-name="T87">Prostředí:</text:span> <text:span text:style-name="T4">Žije obvykle </text:span><text:span text:style-name="T5">v dírách v zemi či v jeskyních, </text:span><text:span text:style-name="T4">nepohrdne ale ani sklepem či podzemními chodbami. </text:span><text:span text:style-name="T6">Dříve nebo později pozabíjí </text:span><text:span text:style-name="T23">a sežere</text:span><text:span text:style-name="T6"> všechno živé v okolí a vydá se hledat nové l</text:span><text:span text:style-name="T36">oviště</text:span><text:span text:style-name="T6">.</text:span></text:p>
      <text:p text:style-name="P16"><text:span text:style-name="T91">👣 </text:span><text:span text:style-name="T85">S</text:span><text:span text:style-name="T86">topy: </text:span><text:span text:style-name="T80">Bazilišek zanechává stopu jako obří had. </text:span><text:span text:style-name="T11">V okolí jeho doupěte jsou zchřadlé rostliny v důsledku jeho ž</text:span><text:span text:style-name="T32">íravého</text:span><text:span text:style-name="T11"> dechu.</text:span></text:p>
      <text:p text:style-name="P16"><text:span text:style-name="T87">Boj:</text:span> <text:span text:style-name="T97">Na dálku bazilišek používá svůj pohled.</text:span><text:span text:style-name="T99"> V jednom kole může pohlédnout do očí jen jedné postavě a n</text:span><text:span text:style-name="T75">a každého tvora může svůj pohled použít jen jednou.</text:span><text:span text:style-name="T99"> Při boji s </text:span><text:span text:style-name="T21">p</text:span><text:span text:style-name="T25">řesilou</text:span><text:span text:style-name="T99"> používá </text:span><text:span text:style-name="T97">jedovatý dech</text:span><text:span text:style-name="T99"> a zuby a pokusí se stáhnout do svého doupěte nebo jiné vhodné díry, aby </text:span><text:span text:style-name="T21">k </text:span><text:span text:style-name="T26">němu</text:span><text:span text:style-name="T99"> útočníci mohli </text:span><text:span text:style-name="T21">j</text:span><text:span text:style-name="T30">en</text:span><text:span text:style-name="T99"> z jednoho směru.</text:span></text:p>
      <text:list xml:id="list2759446504" text:style-name="L4">
        <text:list-item>
          <text:p text:style-name="P15"><text:span text:style-name="T65">Pohled:</text:span><text:span text:style-name="T42"> </text:span><text:span text:style-name="T7">Říká se, že bazilišek dokáže zabíjet pohledem. Není to pravda, jeho pohled pouze paralyzuje a oběť následně zabije jeho ž</text:span><text:span text:style-name="T33">íravý</text:span><text:span text:style-name="T7"> dech </text:span><text:span text:style-name="T37">nebo jed</text:span><text:span text:style-name="T7">. Aby mohl </text:span><text:span text:style-name="T27">svůj pohled</text:span><text:span text:style-name="T7"> použít, musí oběti vidět do očí. Když se podívá do zrcadla, může paralyzovat sám sebe </text:span><text:span text:style-name="T38">(</text:span><text:span text:style-name="T7">hází sám proti sobě</text:span><text:span text:style-name="T38">)</text:span><text:span text:style-name="T7">. Podruhé ale tu samou chybu neudělá.</text:span></text:p>
        </text:list-item>
        <text:list-item>
          <text:p text:style-name="P15"><text:span text:style-name="T65">Žíravý dech:</text:span><text:span text:style-name="T42"> </text:span><text:span text:style-name="T3">B</text:span><text:span text:style-name="T7">aziliškův</text:span><text:span text:style-name="T3"> dech je ž</text:span><text:span text:style-name="T34">íravý</text:span><text:span text:style-name="T3"> plyn. </text:span><text:span text:style-name="T28">R</text:span><text:span text:style-name="T3">ostliny v něm zhnědnou a zchřadnou, kůže živých tvorů zvrásní a popraská.</text:span></text:p>
        </text:list-item>
        <text:list-item>
          <text:p text:style-name="P15"><text:span text:style-name="T65">Jedové zuby:</text:span><text:span text:style-name="T42"> </text:span><text:span text:style-name="T17">Jed je podobný jako u kobr</text:span><text:span text:style-name="T29">y</text:span><text:span text:style-name="T17">, je ale o něco silnější a působí rychleji.</text:span></text:p>
        </text:list-item>
      </text:list>
      <text:p text:style-name="P16"><text:span text:style-name="T63">S</text:span><text:span text:style-name="T46">labiny:</text:span><text:span text:style-name="T1"> </text:span><text:span text:style-name="T20">Bylina zvaná </text:span><text:span text:style-name="T4">Routa baziliška odpuz</text:span><text:span text:style-name="T20">uje</text:span><text:span text:style-name="T4">. </text:span><text:span text:style-name="T20">Pokud ji tedy postavy mají u sebe, bazilišek je nenapadne, a to ani když je hladový. Pokud napadnou jeho, bránit se samozřejmě bude.</text:span></text:p>
      <text:p text:style-name="P8"><text:soft-page-break/>Suroviny</text:p>
      <text:list xml:id="list3267325490" text:style-name="L5">
        <text:list-item>
          <text:p text:style-name="P22">Baziliškovy jedové zuby obsahují celkem 6 dávek <text:span text:style-name="T112">jedu (prodej 10 zl za dávku).</text:span></text:p>
        </text:list-item>
        <text:list-item>
          <text:p text:style-name="P23"><text:span text:style-name="T20">Z jeho plic je možno odsát jede</text:span><text:span text:style-name="T35">n </text:span><text:span text:style-name="T43">flakón </text:span><text:span text:style-name="T66">žíravého dechu baziliška</text:span><text:span text:style-name="T20"> (i když dech použil).</text:span></text:p>
        </text:list-item>
        <text:list-item>
          <text:p text:style-name="P23"><text:span text:style-name="T98">Kůže z baziliška </text:span><text:span text:style-name="T100">(prodej 10 zl) je velmi </text:span><text:span text:style-name="T22">pevná </text:span><text:span text:style-name="T44">a odolná proti žíravinám</text:span><text:span text:style-name="T22">. </text:span><text:span text:style-name="T44">Zbrojíř z ní může vyrobit </text:span><text:span text:style-name="T67">zbroj z kůže baziliška</text:span><text:span text:style-name="T44">.</text:span></text:p>
        </text:list-item>
        <text:list-item>
          <text:p text:style-name="P23"><text:span text:style-name="T19">P</text:span><text:span text:style-name="T18">opelem z baziliška m</text:span><text:span text:style-name="T19">ůže</text:span><text:span text:style-name="T18"> alchymista transmutovat stříbro v hodnotě 10 zl ve zlato (které má pak cenu 100 zl) </text:span><text:span text:style-name="T19">nebo z něj vytěžit </text:span><text:span text:style-name="T20">50 magů</text:span><text:span text:style-name="T18">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>
      <style:paragraph-properties fo:margin-left="0.4cm" fo:margin-right="0cm" fo:margin-top="0cm" fo:margin-bottom="0cm" loext:contextual-spacing="false" fo:text-indent="-0.4cm" style:auto-text-indent="false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3-04T15:10:43.168000000</dc:date>
    <meta:print-date>2113-01-01T00:00:00</meta:print-date>
    <meta:editing-cycles>23257</meta:editing-cycles>
    <meta:editing-duration>P68DT8H45M25S</meta:editing-duration>
    <meta:generator>LibreOffice/6.3.5.2$Windows_X86_64 LibreOffice_project/dd0751754f11728f69b42ee2af66670068624673</meta:generator>
    <dc:creator>York </dc:creator>
    <meta:document-statistic meta:table-count="0" meta:image-count="0" meta:object-count="0" meta:page-count="3" meta:paragraph-count="32" meta:word-count="487" meta:character-count="2851" meta:non-whitespace-character-count="2403"/>
  </office:meta>
</office:document-meta>
</file>